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6" style:family="graphic">
      <style:graphic-properties style:protect="size"/>
    </style:style>
    <style:style style:name="pr3" style:family="presentation" style:parent-style-name="_28_Standard_29__20_Titel-_2f_Textmaster-title">
      <style:graphic-properties fo:min-height="3.256cm" fo:wrap-option="wrap"/>
    </style:style>
    <style:style style:name="pr5" style:family="presentation" style:parent-style-name="_28_Standard_29__20_Titel-_2f_Textmaster-outline1">
      <style:graphic-properties fo:min-height="13.609cm" fo:wrap-option="wrap"/>
    </style:style>
    <style:style style:name="pr7" style:family="presentation" style:parent-style-name="_28_Standard_29__20_Titel-_2f_Textmaster-notes">
      <style:graphic-properties draw:auto-grow-height="true" fo:min-height="13.365cm" fo:wrap-option="wrap"/>
    </style:style>
    <style:style style:name="pr8" style:family="presentation" style:parent-style-name="_28_Standard_29__20_Titel-_2f_Textmaster-notes">
      <style:graphic-properties fo:min-height="13.114cm" fo:wrap-option="wrap"/>
    </style:style>
    <style:style style:name="P4" style:family="paragraph">
      <style:paragraph-properties style:punctuation-wrap="simple" style:line-break="strict" style:writing-mode="lr-tb"/>
    </style:style>
    <text:list-style style:name="L208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Standard_29__20_Titel-_2f_Textmaster" presentation:presentation-page-layout-name="ALT1">
        <draw:frame presentation:style-name="pr3" draw:text-style-name="P4" draw:layer="layout" svg:width="25.199cm" svg:height="3.256cm" svg:x="1.4cm" svg:y="0.962cm" presentation:class="title" presentation:placeholder="true">
          <draw:text-box/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081">
              <text:list-item>
                <text:p>First of all... thank you for your invitation (i am shure you wont regret)</text:p>
              </text:list-item>
              <text:list-item>
                <text:p>My name is Andy Moncsek and this short presentation is about my open source project JAC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28_Standard_29__20_Titel-_2f_Textmaster" presentation:presentation-page-layout-name="ALT1">
        <draw:frame presentation:style-name="pr3" draw:text-style-name="P4" draw:layer="layout" svg:width="25.199cm" svg:height="3.256cm" svg:x="1.4cm" svg:y="0.962cm" presentation:class="title" presentation:placeholder="true">
          <draw:text-box/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p>age: 30</text:p>
            <text:p>father, husband, developer (many of you know it takes a lot of time beeing a father)</text:p>
            <text:p>since 2003 active it developer</text:p>
            <text:p>2006 finished my diploma at TU Dresden</text:p>
            <text:p>since February 2011 in Switzerland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8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Standard_29__20_Titel-_2f_Textmaster-background" style:display-name="(Standard) Titel-/Textmaster-background" style:family="presentation">
      <style:graphic-properties draw:stroke="none" draw:fill="none"/>
      <style:text-properties style:letter-kerning="true"/>
    </style:style>
    <style:style style:name="_28_Standard_29__20_Titel-_2f_Textmaster-backgroundobjects" style:display-name="(Standard) Titel-/Text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Standard_29__20_Titel-_2f_Textmaster-notes" style:display-name="(Standard) Titel-/Text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Standard_29__20_Titel-_2f_Textmaster-outline1" style:display-name="(Standard) Titel-/Textmaster-outline1" style:family="presentation">
      <style:graphic-properties draw:stroke="none" draw:fill="none">
        <text:list-style style:name="_28_Standard_29__20_Titel-_2f_Textmaster-outline1" style:display-name="(Standard) Titel-/Text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Standard_29__20_Titel-_2f_Textmaster-outline2" style:display-name="(Standard) Titel-/Textmaster-outline2" style:family="presentation" style:parent-style-name="_28_Standard_29__20_Titel-_2f_Textmaster-outline1">
      <style:paragraph-properties fo:margin-top="0cm" fo:margin-bottom="0.4cm"/>
      <style:text-properties fo:font-size="28pt" style:font-size-asian="28pt" style:font-size-complex="28pt"/>
    </style:style>
    <style:style style:name="_28_Standard_29__20_Titel-_2f_Textmaster-outline3" style:display-name="(Standard) Titel-/Textmaster-outline3" style:family="presentation" style:parent-style-name="_28_Standard_29__20_Titel-_2f_Textmaster-outline2">
      <style:paragraph-properties fo:margin-top="0cm" fo:margin-bottom="0.3cm"/>
      <style:text-properties fo:font-size="24pt" style:font-size-asian="24pt" style:font-size-complex="24pt"/>
    </style:style>
    <style:style style:name="_28_Standard_29__20_Titel-_2f_Textmaster-outline4" style:display-name="(Standard) Titel-/Textmaster-outline4" style:family="presentation" style:parent-style-name="_28_Standard_29__20_Titel-_2f_Textmaster-outline3">
      <style:paragraph-properties fo:margin-top="0cm" fo:margin-bottom="0.2cm"/>
      <style:text-properties fo:font-size="20pt" style:font-size-asian="20pt" style:font-size-complex="20pt"/>
    </style:style>
    <style:style style:name="_28_Standard_29__20_Titel-_2f_Textmaster-outline5" style:display-name="(Standard) Titel-/Textmaster-outline5" style:family="presentation" style:parent-style-name="_28_Standard_29__20_Titel-_2f_Textmaster-outline4">
      <style:paragraph-properties fo:margin-top="0cm" fo:margin-bottom="0.1cm"/>
      <style:text-properties fo:font-size="20pt" style:font-size-asian="20pt" style:font-size-complex="20pt"/>
    </style:style>
    <style:style style:name="_28_Standard_29__20_Titel-_2f_Textmaster-outline6" style:display-name="(Standard) Titel-/Textmaster-outline6" style:family="presentation" style:parent-style-name="_28_Standard_29__20_Titel-_2f_Textmaster-outline5">
      <style:paragraph-properties fo:margin-top="0cm" fo:margin-bottom="0.1cm"/>
      <style:text-properties fo:font-size="20pt" style:font-size-asian="20pt" style:font-size-complex="20pt"/>
    </style:style>
    <style:style style:name="_28_Standard_29__20_Titel-_2f_Textmaster-outline7" style:display-name="(Standard) Titel-/Textmaster-outline7" style:family="presentation" style:parent-style-name="_28_Standard_29__20_Titel-_2f_Textmaster-outline6">
      <style:paragraph-properties fo:margin-top="0cm" fo:margin-bottom="0.1cm"/>
      <style:text-properties fo:font-size="20pt" style:font-size-asian="20pt" style:font-size-complex="20pt"/>
    </style:style>
    <style:style style:name="_28_Standard_29__20_Titel-_2f_Textmaster-outline8" style:display-name="(Standard) Titel-/Textmaster-outline8" style:family="presentation" style:parent-style-name="_28_Standard_29__20_Titel-_2f_Textmaster-outline7">
      <style:paragraph-properties fo:margin-top="0cm" fo:margin-bottom="0.1cm"/>
      <style:text-properties fo:font-size="20pt" style:font-size-asian="20pt" style:font-size-complex="20pt"/>
    </style:style>
    <style:style style:name="_28_Standard_29__20_Titel-_2f_Textmaster-outline9" style:display-name="(Standard) Titel-/Textmaster-outline9" style:family="presentation" style:parent-style-name="_28_Standard_29__20_Titel-_2f_Textmaster-outline8">
      <style:paragraph-properties fo:margin-top="0cm" fo:margin-bottom="0.1cm"/>
      <style:text-properties fo:font-size="20pt" style:font-size-asian="20pt" style:font-size-complex="20pt"/>
    </style:style>
    <style:style style:name="_28_Standard_29__20_Titel-_2f_Textmaster-subtitle" style:display-name="(Standard) Titel-/Textmaster-subtitle" style:family="presentation">
      <style:graphic-properties draw:stroke="none" draw:fill="none" draw:textarea-vertical-align="middle">
        <text:list-style style:name="_28_Standard_29__20_Titel-_2f_Textmaster-subtitle" style:display-name="(Standard) Titel-/Text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Standard_29__20_Titel-_2f_Textmaster-title" style:display-name="(Standard) Titel-/Textmaster-title" style:family="presentation">
      <style:graphic-properties draw:stroke="none" draw:fill="none" draw:textarea-vertical-align="middle">
        <text:list-style style:name="_28_Standard_29__20_Titel-_2f_Textmaster-title" style:display-name="(Standard) Titel-/Text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2065" style:family="drawing-page">
      <style:drawing-page-properties draw:background-size="border" draw:fill="none"/>
    </style:style>
    <style:style style:name="Mdp2066" style:family="drawing-page">
      <style:drawing-page-properties presentation:display-header="true" presentation:display-footer="true" presentation:display-page-number="false" presentation:display-date-time="true"/>
    </style:style>
    <style:style style:name="Mgr2068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07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2073" style:family="presentation" style:parent-style-name="_28_Standard_29__20_Titel-_2f_Textmaster-title">
      <style:graphic-properties fo:wrap-option="wrap"/>
    </style:style>
    <style:style style:name="Mpr2074" style:family="presentation" style:parent-style-name="_28_Standard_29__20_Titel-_2f_Textmaster-outline1">
      <style:graphic-properties fo:wrap-option="wrap"/>
    </style:style>
    <style:style style:name="Mpr2075" style:family="presentation" style:parent-style-name="_28_Standard_29__20_Titel-_2f_Textmaster-backgroundobjects">
      <style:graphic-properties draw:stroke="none" draw:fill="none" draw:auto-grow-height="false" fo:min-height="1.449cm" fo:wrap-option="wrap"/>
    </style:style>
    <style:style style:name="Mpr2078" style:family="presentation" style:parent-style-name="_28_Standard_29__20_Titel-_2f_Textmaster-notes">
      <style:graphic-properties fo:wrap-option="wrap"/>
    </style:style>
    <style:style style:name="Mpr2079" style:family="presentation" style:parent-style-name="_28_Standard_29__20_Titel-_2f_Textmaster-backgroundobjects">
      <style:graphic-properties draw:stroke="none" draw:fill="none" draw:auto-grow-height="false" fo:min-height="1.485cm" fo:wrap-option="wrap"/>
    </style:style>
    <style:style style:name="Mpr2080" style:family="presentation" style:parent-style-name="_28_Standard_29__20_Titel-_2f_Textmaster-backgroundobjects">
      <style:graphic-properties draw:stroke="none" draw:fill="none" draw:textarea-vertical-align="bottom" draw:auto-grow-height="false" fo:min-height="1.485cm" fo:wrap-option="wrap"/>
    </style:style>
    <style:style style:name="MP2067" style:family="paragraph">
      <style:text-properties fo:font-size="14pt" style:font-size-asian="14pt" style:font-size-complex="14pt"/>
    </style:style>
    <style:style style:name="MP2069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070" style:family="paragraph">
      <style:paragraph-properties fo:text-align="end"/>
      <style:text-properties fo:font-size="14pt" style:font-size-asian="14pt" style:font-size-complex="14pt"/>
    </style:style>
    <style:style style:name="MP2071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2076" style:family="paragraph">
      <style:paragraph-properties fo:text-align="center"/>
      <style:text-properties fo:font-size="14pt" style:font-size-asian="14pt" style:font-size-complex="14pt"/>
    </style:style>
    <style:style style:name="MP2077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206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06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066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2068" draw:text-style-name="MP2069" draw:layer="backgroundobjects" svg:width="9.113cm" svg:height="1.484cm" svg:x="0cm" svg:y="0cm" presentation:class="header">
        <draw:text-box>
          <text:p text:style-name="MP2067"><presentation:header/></text:p>
        </draw:text-box>
      </draw:frame>
      <draw:frame draw:style-name="Mgr2068" draw:text-style-name="MP2071" draw:layer="backgroundobjects" svg:width="9.113cm" svg:height="1.484cm" svg:x="11.886cm" svg:y="0cm" presentation:class="date-time">
        <draw:text-box>
          <text:p text:style-name="MP2070"><presentation:date-time/></text:p>
        </draw:text-box>
      </draw:frame>
      <draw:frame draw:style-name="Mgr2072" draw:text-style-name="MP2069" draw:layer="backgroundobjects" svg:width="9.113cm" svg:height="1.484cm" svg:x="0cm" svg:y="28.215cm" presentation:class="footer">
        <draw:text-box>
          <text:p text:style-name="MP2067"><presentation:footer/></text:p>
        </draw:text-box>
      </draw:frame>
      <draw:frame draw:style-name="Mgr2072" draw:text-style-name="MP2071" draw:layer="backgroundobjects" svg:width="9.113cm" svg:height="1.484cm" svg:x="11.886cm" svg:y="28.215cm" presentation:class="page-number">
        <draw:text-box>
          <text:p text:style-name="MP2070"><text:page-number>&lt;Zahl&gt;</text:page-number></text:p>
        </draw:text-box>
      </draw:frame>
    </style:handout-master>
    <style:master-page style:name="_28_Standard_29__20_Titel-_2f_Textmaster" style:display-name="(Standard) Titel-/Textmaster" style:page-layout-name="PM1" draw:style-name="Mdp2065">
      <draw:frame presentation:style-name="Mpr2073" draw:layer="backgroundobjects" svg:width="25.199cm" svg:height="3.506cm" svg:x="1.4cm" svg:y="0.837cm" presentation:class="title" presentation:placeholder="true">
        <draw:text-box/>
      </draw:frame>
      <draw:frame presentation:style-name="Mpr2074" draw:layer="backgroundobjects" svg:width="25.199cm" svg:height="13.859cm" svg:x="1.4cm" svg:y="4.914cm" presentation:class="outline" presentation:placeholder="true">
        <draw:text-box/>
      </draw:frame>
      <draw:frame presentation:style-name="Mpr2075" draw:text-style-name="MP2069" draw:layer="backgroundobjects" svg:width="6.523cm" svg:height="1.448cm" svg:x="1.4cm" svg:y="19.131cm" presentation:class="date-time">
        <draw:text-box>
          <text:p text:style-name="MP2067"><presentation:date-time/></text:p>
        </draw:text-box>
      </draw:frame>
      <draw:frame presentation:style-name="Mpr2075" draw:text-style-name="MP2077" draw:layer="backgroundobjects" svg:width="8.875cm" svg:height="1.448cm" svg:x="9.576cm" svg:y="19.131cm" presentation:class="footer">
        <draw:text-box>
          <text:p text:style-name="MP2076"><presentation:footer/></text:p>
        </draw:text-box>
      </draw:frame>
      <draw:frame presentation:style-name="Mpr2075" draw:text-style-name="MP2071" draw:layer="backgroundobjects" svg:width="6.523cm" svg:height="1.448cm" svg:x="20.076cm" svg:y="19.131cm" presentation:class="page-number">
        <draw:text-box>
          <text:p text:style-name="MP2070"><text:page-number>&lt;Zahl&gt;</text:page-number></text:p>
        </draw:text-box>
      </draw:frame>
      <presentation:notes style:page-layout-name="PM0">
        <draw:page-thumbnail presentation:style-name="Mpr2073" draw:layer="backgroundobjects" svg:width="14.848cm" svg:height="11.136cm" svg:x="3.075cm" svg:y="2.257cm" presentation:class="page"/>
        <draw:frame presentation:style-name="Mpr2078" draw:layer="backgroundobjects" svg:width="16.799cm" svg:height="13.364cm" svg:x="2.1cm" svg:y="14.107cm" presentation:class="notes" presentation:placeholder="true">
          <draw:text-box/>
        </draw:frame>
        <draw:frame presentation:style-name="Mpr2079" draw:text-style-name="MP2069" draw:layer="backgroundobjects" svg:width="9.113cm" svg:height="1.484cm" svg:x="0cm" svg:y="0cm" presentation:class="header">
          <draw:text-box>
            <text:p text:style-name="MP2067"><presentation:header/></text:p>
          </draw:text-box>
        </draw:frame>
        <draw:frame presentation:style-name="Mpr2079" draw:text-style-name="MP2071" draw:layer="backgroundobjects" svg:width="9.113cm" svg:height="1.484cm" svg:x="11.886cm" svg:y="0cm" presentation:class="date-time">
          <draw:text-box>
            <text:p text:style-name="MP2070"><presentation:date-time/></text:p>
          </draw:text-box>
        </draw:frame>
        <draw:frame presentation:style-name="Mpr2080" draw:text-style-name="MP2069" draw:layer="backgroundobjects" svg:width="9.113cm" svg:height="1.484cm" svg:x="0cm" svg:y="28.215cm" presentation:class="footer">
          <draw:text-box>
            <text:p text:style-name="MP2067"><presentation:footer/></text:p>
          </draw:text-box>
        </draw:frame>
        <draw:frame presentation:style-name="Mpr2080" draw:text-style-name="MP2071" draw:layer="backgroundobjects" svg:width="9.113cm" svg:height="1.484cm" svg:x="11.886cm" svg:y="28.215cm" presentation:class="page-number">
          <draw:text-box>
            <text:p text:style-name="MP2070"><text:page-number>&lt;Zah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8-31T17:59:00</meta:creation-date>
    <dc:date>2011-09-01T09:33:31</dc:date>
    <meta:editing-duration>PT00H03M33S</meta:editing-duration>
    <meta:editing-cycles>1</meta:editing-cycles>
    <meta:document-statistic meta:object-count="29"/>
    <meta:generator>IBM_Lotus_Symphony/3.0$Unix OpenOffice.org_project/310m11$Build-9399</meta:generator>
  </office:meta>
</office:document-meta>
</file>